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7d49"/>
    </style:style>
    <style:style style:name="P2" style:family="paragraph" style:parent-style-name="Text_20_body">
      <style:text-properties officeooo:rsid="00112601" officeooo:paragraph-rsid="00112601"/>
    </style:style>
    <style:style style:name="P3" style:family="paragraph" style:parent-style-name="Text_20_body">
      <style:text-properties officeooo:rsid="00112601" officeooo:paragraph-rsid="00131905"/>
    </style:style>
    <style:style style:name="P4" style:family="paragraph" style:parent-style-name="Text_20_body">
      <style:text-properties officeooo:paragraph-rsid="00112601"/>
    </style:style>
    <style:style style:name="P5" style:family="paragraph" style:parent-style-name="Text_20_body">
      <style:text-properties officeooo:paragraph-rsid="00131905"/>
    </style:style>
    <style:style style:name="P6" style:family="paragraph" style:parent-style-name="Text_20_body">
      <style:text-properties officeooo:paragraph-rsid="001660eb"/>
    </style:style>
    <style:style style:name="P7" style:family="paragraph" style:parent-style-name="Text_20_body">
      <style:text-properties officeooo:rsid="001660eb" officeooo:paragraph-rsid="001660eb"/>
    </style:style>
    <style:style style:name="P8" style:family="paragraph" style:parent-style-name="Text_20_body">
      <style:text-properties officeooo:paragraph-rsid="0019e75b"/>
    </style:style>
    <style:style style:name="P9" style:family="paragraph" style:parent-style-name="Heading_20_3">
      <style:text-properties officeooo:rsid="00131905" officeooo:paragraph-rsid="00131905"/>
    </style:style>
    <style:style style:name="T1" style:family="text">
      <style:text-properties officeooo:rsid="000d6790"/>
    </style:style>
    <style:style style:name="T2" style:family="text">
      <style:text-properties officeooo:rsid="000f7d49"/>
    </style:style>
    <style:style style:name="T3" style:family="text">
      <style:text-properties fo:color="#800000" officeooo:rsid="000d6790"/>
    </style:style>
    <style:style style:name="T4" style:family="text">
      <style:text-properties officeooo:rsid="00131905"/>
    </style:style>
    <style:style style:name="T5" style:family="text">
      <style:text-properties officeooo:rsid="00148548"/>
    </style:style>
    <style:style style:name="T6" style:family="text">
      <style:text-properties officeooo:rsid="001640a1"/>
    </style:style>
    <style:style style:name="T7" style:family="text">
      <style:text-properties officeooo:rsid="001660eb"/>
    </style:style>
    <style:style style:name="T8" style:family="text">
      <style:text-properties officeooo:rsid="00181f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）</text:h>
      <text:p text:style-name="Text_20_body"><text:tab/>拆分与执行：</text:p>
      <text:p text:style-name="Text_20_body"><text:tab/><text:span text:style-name="T2">1判定：如果集合S(2n)中只有两个元素，返回成功。</text:span></text:p>
      <text:p text:style-name="Text_20_body"><text:tab/><text:span text:style-name="T2">2执行：</text:span></text:p>
      <text:p text:style-name="P1"><text:tab/><text:tab/>对所有点的集合S<text:span text:style-name="T1">(2n)以Y为基准做排序，</text:span>选取一个Y坐标最小的点<text:span text:style-name="T1">，如果有Y相同并列的坐标，则选取X值在中间的点。记该点为X0，其余S(2n – X0)的点分别与X0连线，然后计算每个点对应的极角，并以极角的大小为基准重新排序，极角相同值的则按距离X0的远近排序。设定一个变量tmp = 0，sum = 0，对新拍好序的集合（2n – X0）进行</text:span><text:span text:style-name="T3">出队</text:span><text:span text:style-name="T1">操作，每个出队的点进行一次判断然后sum++，如果和X0的颜色不一样则tmp + 1，否则若和X0颜色相同则tmp – 1，然后将该点送进集合S1，</text:span><text:span text:style-name="T3">进栈</text:span><text:span text:style-name="T1">。如果tmp = -1，则记录这个点，若sum &gt; n，则将最后一次记录的点(设为Y0)与X0配对，然后将S1中在Y0上面的元素全部出栈，进入S集合的队中。对剩余的S集合和S1集合进行迭代。</text:span></text:p>
      <text:p text:style-name="P4"><text:tab/>合并:合并所有结果<text:span text:style-name="T5">。</text:span></text:p>
      <text:p text:style-name="P2">时间复杂度分析：</text:p>
      <text:p text:style-name="P2"><text:tab/><text:tab/>执行阶段 o(nlg n)</text:p>
      <text:p text:style-name="P3"><text:tab/><text:tab/>递归式 T(n) = 2T(n/2) +o<text:span text:style-name="T4">（</text:span>nlg n<text:span text:style-name="T4">）</text:span></text:p>
      <text:p text:style-name="P8"><text:tab/><text:tab/>master定理不能用<text:span text:style-name="T4">，只能递归展开.</text:span></text:p>
      <text:p text:style-name="P8"><text:span text:style-name="T4"><text:tab/><text:tab/>最终得出T(n) = o(n)</text:span></text:p>
      <text:h text:style-name="P9" text:outline-level="3">2)</text:h>
      <text:p text:style-name="P5"><text:tab/>预定义<text:span text:style-name="T7">：边界head = 1和last = n；</text:span></text:p>
      <text:p text:style-name="P5"><text:tab/>拆分与执行<text:span text:style-name="T6">：</text:span></text:p>
      <text:p text:style-name="P5"><text:tab/><text:span text:style-name="T6">1）判定，如果集合中只有一个元素，则返回该元素的值。</text:span></text:p>
      <text:p text:style-name="P5"><text:tab/><text:span text:style-name="T6">2）执行，将集合S(n)分成2个部分，每部分n/2个元素，直接迭代两个部分。</text:span></text:p>
      <text:p text:style-name="P5"><text:tab/>合并<text:span text:style-name="T7">：</text:span></text:p>
      <text:p text:style-name="P5"><text:tab/>集合s<text:span text:style-name="T7">(n)是对s(0,n/2)和s(n/2,n)两个部分的结果进行合并。</text:span></text:p>
      <text:p text:style-name="P6"><text:tab/>先对两个部分的值做预处理</text:p>
      <text:p text:style-name="P6"><text:span text:style-name="T7"><text:tab/>1）如果左边的值小于等于0，则判断边界head是不是也是左边部分的左边界，如果是左边部分的左边界则，将左边部分的值置为0，然后将左边界head更新成n/2（左边部分的右边界）。</text:span></text:p>
      <text:p text:style-name="P7"><text:tab/>2）如果右边的值小于等于0，则判断边界last是不是也是右边部分的右边界，如果是右边部分的右边界则，将右边部分的值置为0，然后将右边界last更新成n/2（右边部分的左边界）。</text:p>
      <text:p text:style-name="P6"><text:tab/><text:span text:style-name="T8">3）然后</text:span>将两个部分的值求和<text:span text:style-name="T7">，直接返回该结果。</text:span></text:p>
      <text:p text:style-name="P6"><text:soft-page-break/>时间复杂度分析<text:span text:style-name="T8">：</text:span></text:p>
      <text:p text:style-name="P6"><text:tab/>标准的<text:span text:style-name="T8">T(n) = 2T(n/2) + o(1)</text:span></text:p>
      <text:p text:style-name="P6"><text:tab/>master定理得出T<text:span text:style-name="T8">(n) = nlg n</text:span></text:p>
      <text:p text:style-name="P6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1T01:04:26.468994651</dc:date>
    <meta:editing-duration>PT5M54S</meta:editing-duration>
    <meta:editing-cycles>3</meta:editing-cycles>
    <meta:document-statistic meta:table-count="0" meta:image-count="0" meta:object-count="0" meta:page-count="2" meta:paragraph-count="26" meta:word-count="698" meta:character-count="903" meta:non-whitespace-character-count="840"/>
  </office:meta>
</office:document-meta>
</file>